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i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Flo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974" calcext:value-type="float">
            <text:p>9.9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5556" calcext:value-type="float">
            <text:p>10.5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014" calcext:value-type="float">
            <text:p>9.9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846" calcext:value-type="float">
            <text:p>12.8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133" calcext:value-type="float">
            <text:p>11.1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1126" calcext:value-type="float">
            <text:p>10.1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498" calcext:value-type="float">
            <text:p>10.4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8642" calcext:value-type="float">
            <text:p>10.86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786" calcext:value-type="float">
            <text:p>10.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786" calcext:value-type="float">
            <text:p>10.7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133" calcext:value-type="float">
            <text:p>11.1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6888" calcext:value-type="float">
            <text:p>9.68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3432" calcext:value-type="float">
            <text:p>9.34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0754" calcext:value-type="float">
            <text:p>11.07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3432" calcext:value-type="float">
            <text:p>9.34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228" calcext:value-type="float">
            <text:p>9.2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1894" calcext:value-type="float">
            <text:p>10.18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4596" calcext:value-type="float">
            <text:p>10.45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4596" calcext:value-type="float">
            <text:p>10.45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7272" calcext:value-type="float">
            <text:p>9.72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6696" calcext:value-type="float">
            <text:p>9.66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6504" calcext:value-type="float">
            <text:p>9.65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1318" calcext:value-type="float">
            <text:p>10.13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5556" calcext:value-type="float">
            <text:p>10.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9014" calcext:value-type="float">
            <text:p>9.90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9782" calcext:value-type="float">
            <text:p>9.97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.4596" calcext:value-type="float">
            <text:p>10.45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8832" calcext:value-type="float">
            <text:p>11.88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5364" calcext:value-type="float">
            <text:p>10.53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2278" calcext:value-type="float">
            <text:p>10.22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2278" calcext:value-type="float">
            <text:p>10.22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9026" calcext:value-type="float">
            <text:p>10.90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324" calcext:value-type="float">
            <text:p>9.3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2472" calcext:value-type="float">
            <text:p>9.24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2856" calcext:value-type="float">
            <text:p>9.28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4392" calcext:value-type="float">
            <text:p>9.43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3816" calcext:value-type="float">
            <text:p>9.38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9962" calcext:value-type="float">
            <text:p>8.99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9962" calcext:value-type="float">
            <text:p>8.99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073" calcext:value-type="float">
            <text:p>9.0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2664" calcext:value-type="float">
            <text:p>9.26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0922" calcext:value-type="float">
            <text:p>9.09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9962" calcext:value-type="float">
            <text:p>8.99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9962" calcext:value-type="float">
            <text:p>8.99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959" calcext:value-type="float">
            <text:p>9.9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516" calcext:value-type="float">
            <text:p>9.5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5736" calcext:value-type="float">
            <text:p>9.57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.228" calcext:value-type="float">
            <text:p>9.2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.5736" calcext:value-type="float">
            <text:p>9.57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2856" calcext:value-type="float">
            <text:p>9.28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0922" calcext:value-type="float">
            <text:p>9.09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1702" calcext:value-type="float">
            <text:p>10.17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073" calcext:value-type="float">
            <text:p>9.0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9962" calcext:value-type="float">
            <text:p>8.9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881" calcext:value-type="float">
            <text:p>8.8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228" calcext:value-type="float">
            <text:p>9.2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9578" calcext:value-type="float">
            <text:p>8.95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228" calcext:value-type="float">
            <text:p>9.2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516" calcext:value-type="float">
            <text:p>9.5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0358" calcext:value-type="float">
            <text:p>10.03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9206" calcext:value-type="float">
            <text:p>9.92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5748" calcext:value-type="float">
            <text:p>10.57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0358" calcext:value-type="float">
            <text:p>10.03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0358" calcext:value-type="float">
            <text:p>10.03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9578" calcext:value-type="float">
            <text:p>8.95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5544" calcext:value-type="float">
            <text:p>9.55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5736" calcext:value-type="float">
            <text:p>9.57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959" calcext:value-type="float">
            <text:p>9.9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228" calcext:value-type="float">
            <text:p>9.2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3432" calcext:value-type="float">
            <text:p>9.34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5748" calcext:value-type="float">
            <text:p>10.57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0754" calcext:value-type="float">
            <text:p>11.07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2278" calcext:value-type="float">
            <text:p>10.22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924" calcext:value-type="float">
            <text:p>13.9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.6516" calcext:value-type="float">
            <text:p>10.65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923" calcext:value-type="float">
            <text:p>11.9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462" calcext:value-type="float">
            <text:p>12.4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037" calcext:value-type="float">
            <text:p>11.0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.9986" calcext:value-type="float">
            <text:p>10.99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.037" calcext:value-type="float">
            <text:p>11.0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.151" calcext:value-type="float">
            <text:p>10.1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.1906" calcext:value-type="float">
            <text:p>11.19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.7284" calcext:value-type="float">
            <text:p>10.72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.9218" calcext:value-type="float">
            <text:p>10.92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.5748" calcext:value-type="float">
            <text:p>10.57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.9986" calcext:value-type="float">
            <text:p>10.998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.941" calcext:value-type="float">
            <text:p>10.9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.4596" calcext:value-type="float">
            <text:p>10.45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.9602" calcext:value-type="float">
            <text:p>10.96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.151" calcext:value-type="float">
            <text:p>10.1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.0742" calcext:value-type="float">
            <text:p>10.07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.1126" calcext:value-type="float">
            <text:p>10.11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.1894" calcext:value-type="float">
            <text:p>10.18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8054" calcext:value-type="float">
            <text:p>9.80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055" calcext:value-type="float">
            <text:p>10.0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.6888" calcext:value-type="float">
            <text:p>9.68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.3636" calcext:value-type="float">
            <text:p>10.36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.0358" calcext:value-type="float">
            <text:p>10.03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.8438" calcext:value-type="float">
            <text:p>9.84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1894" calcext:value-type="float">
            <text:p>10.18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4596" calcext:value-type="float">
            <text:p>10.45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2278" calcext:value-type="float">
            <text:p>10.22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.4596" calcext:value-type="float">
            <text:p>10.45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.941" calcext:value-type="float">
            <text:p>10.9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.5556" calcext:value-type="float">
            <text:p>10.55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.402" calcext:value-type="float">
            <text:p>10.40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.1522" calcext:value-type="float">
            <text:p>11.15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1906" calcext:value-type="float">
            <text:p>11.19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8642" calcext:value-type="float">
            <text:p>10.86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8064" calcext:value-type="float">
            <text:p>11.80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1522" calcext:value-type="float">
            <text:p>11.15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6156" calcext:value-type="float">
            <text:p>12.615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.385" calcext:value-type="float">
            <text:p>13.3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7692" calcext:value-type="float">
            <text:p>12.76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1918" calcext:value-type="float">
            <text:p>12.19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.4416" calcext:value-type="float">
            <text:p>11.44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.6144" calcext:value-type="float">
            <text:p>11.61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9794" calcext:value-type="float">
            <text:p>10.979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5346" calcext:value-type="float">
            <text:p>10.534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7284" calcext:value-type="float">
            <text:p>10.72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0742" calcext:value-type="float">
            <text:p>10.074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402" calcext:value-type="float">
            <text:p>10.4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3828" calcext:value-type="float">
            <text:p>10.38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.0166" calcext:value-type="float">
            <text:p>10.016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.959" calcext:value-type="float">
            <text:p>9.9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5748" calcext:value-type="float">
            <text:p>10.574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6924" calcext:value-type="float">
            <text:p>12.69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9002" calcext:value-type="float">
            <text:p>8.90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9002" calcext:value-type="float">
            <text:p>8.90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6516" calcext:value-type="float">
            <text:p>10.65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6132" calcext:value-type="float">
            <text:p>10.61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6516" calcext:value-type="float">
            <text:p>10.65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3828" calcext:value-type="float">
            <text:p>10.38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4788" calcext:value-type="float">
            <text:p>10.47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9026" calcext:value-type="float">
            <text:p>10.90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8244" calcext:value-type="float">
            <text:p>10.82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6132" calcext:value-type="float">
            <text:p>10.61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8834" calcext:value-type="float">
            <text:p>10.88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.1714" calcext:value-type="float">
            <text:p>11.17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1534" calcext:value-type="float">
            <text:p>12.15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.1714" calcext:value-type="float">
            <text:p>11.17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.4224" calcext:value-type="float">
            <text:p>11.42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.594" calcext:value-type="float">
            <text:p>10.5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.2302" calcext:value-type="float">
            <text:p>12.23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3454" calcext:value-type="float">
            <text:p>12.34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768" calcext:value-type="float">
            <text:p>11.7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.384" calcext:value-type="float">
            <text:p>11.3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.3646" calcext:value-type="float">
            <text:p>12.36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.768" calcext:value-type="float">
            <text:p>11.7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8052" calcext:value-type="float">
            <text:p>10.805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3444" calcext:value-type="float">
            <text:p>10.34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.3444" calcext:value-type="float">
            <text:p>10.34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3636" calcext:value-type="float">
            <text:p>10.363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5172" calcext:value-type="float">
            <text:p>10.51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5172" calcext:value-type="float">
            <text:p>10.51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3828" calcext:value-type="float">
            <text:p>10.382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.923" calcext:value-type="float">
            <text:p>11.9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.9422" calcext:value-type="float">
            <text:p>11.94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5364" calcext:value-type="float">
            <text:p>10.53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.384" calcext:value-type="float">
            <text:p>11.38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.384" calcext:value-type="float">
            <text:p>11.38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498" calcext:value-type="float">
            <text:p>10.4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151" calcext:value-type="float">
            <text:p>10.15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.768" calcext:value-type="float">
            <text:p>11.7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2086" calcext:value-type="float">
            <text:p>10.20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.2482" calcext:value-type="float">
            <text:p>11.248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5172" calcext:value-type="float">
            <text:p>10.51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9602" calcext:value-type="float">
            <text:p>10.96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.4416" calcext:value-type="float">
            <text:p>11.44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8642" calcext:value-type="float">
            <text:p>10.864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7284" calcext:value-type="float">
            <text:p>10.728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5556" calcext:value-type="float">
            <text:p>10.55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.1726" calcext:value-type="float">
            <text:p>12.17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.0562" calcext:value-type="float">
            <text:p>11.056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0178" calcext:value-type="float">
            <text:p>11.017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0934" calcext:value-type="float">
            <text:p>10.093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6132" calcext:value-type="float">
            <text:p>10.613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9602" calcext:value-type="float">
            <text:p>10.960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.8052" calcext:value-type="float">
            <text:p>10.80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.8052" calcext:value-type="float">
            <text:p>10.80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.8052" calcext:value-type="float">
            <text:p>10.80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9218" calcext:value-type="float">
            <text:p>10.92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.2086" calcext:value-type="float">
            <text:p>10.20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863" calcext:value-type="float">
            <text:p>9.86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9782" calcext:value-type="float">
            <text:p>9.978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9974" calcext:value-type="float">
            <text:p>9.99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.8042" calcext:value-type="float">
            <text:p>8.80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.3252" calcext:value-type="float">
            <text:p>10.325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4584" calcext:value-type="float">
            <text:p>9.458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959" calcext:value-type="float">
            <text:p>9.9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9782" calcext:value-type="float">
            <text:p>9.978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0166" calcext:value-type="float">
            <text:p>10.01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.055" calcext:value-type="float">
            <text:p>10.0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0934" calcext:value-type="float">
            <text:p>10.093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.7668" calcext:value-type="float">
            <text:p>10.76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151" calcext:value-type="float">
            <text:p>10.1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5748" calcext:value-type="float">
            <text:p>10.57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.6528" calcext:value-type="float">
            <text:p>11.65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.1726" calcext:value-type="float">
            <text:p>12.17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.2494" calcext:value-type="float">
            <text:p>12.249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.1138" calcext:value-type="float">
            <text:p>11.11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.3262" calcext:value-type="float">
            <text:p>12.326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055" calcext:value-type="float">
            <text:p>10.05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863" calcext:value-type="float">
            <text:p>9.86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.9986" calcext:value-type="float">
            <text:p>10.998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.2278" calcext:value-type="float">
            <text:p>10.22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.073" calcext:value-type="float">
            <text:p>9.0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.0166" calcext:value-type="float">
            <text:p>10.01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1714" calcext:value-type="float">
            <text:p>11.17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.2098" calcext:value-type="float">
            <text:p>11.209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.7092" calcext:value-type="float">
            <text:p>10.709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.2086" calcext:value-type="float">
            <text:p>10.208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.786" calcext:value-type="float">
            <text:p>10.78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.402" calcext:value-type="float">
            <text:p>10.4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689" calcext:value-type="float">
            <text:p>8.6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.0934" calcext:value-type="float">
            <text:p>10.093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.0934" calcext:value-type="float">
            <text:p>10.093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.7284" calcext:value-type="float">
            <text:p>10.728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.768" calcext:value-type="float">
            <text:p>11.76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.9974" calcext:value-type="float">
            <text:p>9.997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.5364" calcext:value-type="float">
            <text:p>10.536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.6516" calcext:value-type="float">
            <text:p>10.65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7284" calcext:value-type="float">
            <text:p>10.728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.247" calcext:value-type="float">
            <text:p>10.24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863" calcext:value-type="float">
            <text:p>9.86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.7862" calcext:value-type="float">
            <text:p>9.78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9974" calcext:value-type="float">
            <text:p>9.997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.0358" calcext:value-type="float">
            <text:p>10.035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3444" calcext:value-type="float">
            <text:p>10.34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.5184" calcext:value-type="float">
            <text:p>11.518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.325" calcext:value-type="float">
            <text:p>11.3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.498" calcext:value-type="float">
            <text:p>10.49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9218" calcext:value-type="float">
            <text:p>10.92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.5352" calcext:value-type="float">
            <text:p>9.53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6516" calcext:value-type="float">
            <text:p>10.651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.3816" calcext:value-type="float">
            <text:p>9.38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.073" calcext:value-type="float">
            <text:p>9.07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.9986" calcext:value-type="float">
            <text:p>10.998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.768" calcext:value-type="float">
            <text:p>11.76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.558" calcext:value-type="float">
            <text:p>12.55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.3442" calcext:value-type="float">
            <text:p>11.344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.9206" calcext:value-type="float">
            <text:p>9.92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.324" calcext:value-type="float">
            <text:p>9.32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.151" calcext:value-type="float">
            <text:p>10.15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.5748" calcext:value-type="float">
            <text:p>10.574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.923" calcext:value-type="float">
            <text:p>11.92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.7476" calcext:value-type="float">
            <text:p>10.747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.151" calcext:value-type="float">
            <text:p>10.15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.498" calcext:value-type="float">
            <text:p>10.4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.594" calcext:value-type="float">
            <text:p>10.59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.151" calcext:value-type="float">
            <text:p>10.15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.768" calcext:value-type="float">
            <text:p>11.76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.6516" calcext:value-type="float">
            <text:p>10.65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.402" calcext:value-type="float">
            <text:p>10.40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.037" calcext:value-type="float">
            <text:p>11.03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.037" calcext:value-type="float">
            <text:p>11.03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.1714" calcext:value-type="float">
            <text:p>11.17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.2674" calcext:value-type="float">
            <text:p>11.267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.7884" calcext:value-type="float">
            <text:p>12.788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.0574" calcext:value-type="float">
            <text:p>12.057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.576" calcext:value-type="float">
            <text:p>11.57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.3646" calcext:value-type="float">
            <text:p>12.364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.7476" calcext:value-type="float">
            <text:p>10.747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.1138" calcext:value-type="float">
            <text:p>11.11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.1138" calcext:value-type="float">
            <text:p>11.11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.6132" calcext:value-type="float">
            <text:p>10.613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.594" calcext:value-type="float">
            <text:p>10.59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9794" calcext:value-type="float">
            <text:p>10.979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.9974" calcext:value-type="float">
            <text:p>9.997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.2674" calcext:value-type="float">
            <text:p>11.267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.0358" calcext:value-type="float">
            <text:p>10.035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.211" calcext:value-type="float">
            <text:p>12.2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.0754" calcext:value-type="float">
            <text:p>11.075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.5748" calcext:value-type="float">
            <text:p>10.57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.2278" calcext:value-type="float">
            <text:p>10.227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.307" calcext:value-type="float">
            <text:p>12.30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.3636" calcext:value-type="float">
            <text:p>10.36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.8448" calcext:value-type="float">
            <text:p>11.844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.498" calcext:value-type="float">
            <text:p>10.4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.498" calcext:value-type="float">
            <text:p>10.49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.498" calcext:value-type="float">
            <text:p>10.49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.0934" calcext:value-type="float">
            <text:p>10.093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.1318" calcext:value-type="float">
            <text:p>10.13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.3444" calcext:value-type="float">
            <text:p>10.344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.2854" calcext:value-type="float">
            <text:p>10.285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.7284" calcext:value-type="float">
            <text:p>10.728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.8244" calcext:value-type="float">
            <text:p>10.824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.9986" calcext:value-type="float">
            <text:p>10.998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.7092" calcext:value-type="float">
            <text:p>10.709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.1906" calcext:value-type="float">
            <text:p>11.19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.1714" calcext:value-type="float">
            <text:p>11.171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.1138" calcext:value-type="float">
            <text:p>11.113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.7104" calcext:value-type="float">
            <text:p>11.710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.7104" calcext:value-type="float">
            <text:p>11.710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.576" calcext:value-type="float">
            <text:p>11.57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.1714" calcext:value-type="float">
            <text:p>11.171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.1906" calcext:value-type="float">
            <text:p>11.190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.8052" calcext:value-type="float">
            <text:p>10.805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.3442" calcext:value-type="float">
            <text:p>11.344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.4992" calcext:value-type="float">
            <text:p>11.499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.4416" calcext:value-type="float">
            <text:p>11.44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.4224" calcext:value-type="float">
            <text:p>11.422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.9602" calcext:value-type="float">
            <text:p>10.960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.6324" calcext:value-type="float">
            <text:p>10.632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.5172" calcext:value-type="float">
            <text:p>10.517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.6516" calcext:value-type="float">
            <text:p>10.65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.8064" calcext:value-type="float">
            <text:p>11.806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.8472" calcext:value-type="float">
            <text:p>13.847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.2686" calcext:value-type="float">
            <text:p>12.268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.0766" calcext:value-type="float">
            <text:p>12.076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.0766" calcext:value-type="float">
            <text:p>12.07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.0754" calcext:value-type="float">
            <text:p>11.075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.019" calcext:value-type="float">
            <text:p>12.0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.462" calcext:value-type="float">
            <text:p>12.46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.6348" calcext:value-type="float">
            <text:p>12.634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.019" calcext:value-type="float">
            <text:p>12.01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1.7296" calcext:value-type="float">
            <text:p>11.729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.7296" calcext:value-type="float">
            <text:p>11.72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.4416" calcext:value-type="float">
            <text:p>11.44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1.9806" calcext:value-type="float">
            <text:p>11.980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.1918" calcext:value-type="float">
            <text:p>12.19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.2302" calcext:value-type="float">
            <text:p>12.23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.1534" calcext:value-type="float">
            <text:p>12.153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.923" calcext:value-type="float">
            <text:p>11.92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.8064" calcext:value-type="float">
            <text:p>11.806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1.9998" calcext:value-type="float">
            <text:p>11.999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.8832" calcext:value-type="float">
            <text:p>11.883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2.654" calcext:value-type="float">
            <text:p>12.65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.3838" calcext:value-type="float">
            <text:p>12.383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.9806" calcext:value-type="float">
            <text:p>12.980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2.5196" calcext:value-type="float">
            <text:p>12.519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.7884" calcext:value-type="float">
            <text:p>12.788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.0766" calcext:value-type="float">
            <text:p>12.076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2.4222" calcext:value-type="float">
            <text:p>12.422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.9998" calcext:value-type="float">
            <text:p>11.999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1.9614" calcext:value-type="float">
            <text:p>11.961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.4404" calcext:value-type="float">
            <text:p>10.44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.325" calcext:value-type="float">
            <text:p>11.3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.211" calcext:value-type="float">
            <text:p>12.2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.3058" calcext:value-type="float">
            <text:p>11.305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.5376" calcext:value-type="float">
            <text:p>11.537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.384" calcext:value-type="float">
            <text:p>11.38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.8642" calcext:value-type="float">
            <text:p>10.864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.1138" calcext:value-type="float">
            <text:p>11.113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.7296" calcext:value-type="float">
            <text:p>11.729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.384" calcext:value-type="float">
            <text:p>11.38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0742" calcext:value-type="float">
            <text:p>10.074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.0934" calcext:value-type="float">
            <text:p>10.093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.0358" calcext:value-type="float">
            <text:p>10.035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.4224" calcext:value-type="float">
            <text:p>11.422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.9026" calcext:value-type="float">
            <text:p>10.902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2.0766" calcext:value-type="float">
            <text:p>12.076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.8448" calcext:value-type="float">
            <text:p>11.844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.4224" calcext:value-type="float">
            <text:p>11.422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.5184" calcext:value-type="float">
            <text:p>11.518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.133" calcext:value-type="float">
            <text:p>11.13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.5184" calcext:value-type="float">
            <text:p>11.518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1.2098" calcext:value-type="float">
            <text:p>11.209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.7488" calcext:value-type="float">
            <text:p>11.748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.7872" calcext:value-type="float">
            <text:p>11.787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.923" calcext:value-type="float">
            <text:p>11.9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.2686" calcext:value-type="float">
            <text:p>12.268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.037" calcext:value-type="float">
            <text:p>11.03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.1138" calcext:value-type="float">
            <text:p>11.113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.0946" calcext:value-type="float">
            <text:p>11.094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.0946" calcext:value-type="float">
            <text:p>11.094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.6156" calcext:value-type="float">
            <text:p>12.615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.325" calcext:value-type="float">
            <text:p>11.3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.6528" calcext:value-type="float">
            <text:p>11.652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.7668" calcext:value-type="float">
            <text:p>10.766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.1138" calcext:value-type="float">
            <text:p>11.113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.1906" calcext:value-type="float">
            <text:p>11.190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1.923" calcext:value-type="float">
            <text:p>11.92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.9794" calcext:value-type="float">
            <text:p>10.979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.6912" calcext:value-type="float">
            <text:p>11.69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.7872" calcext:value-type="float">
            <text:p>11.787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.6912" calcext:value-type="float">
            <text:p>11.69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.7872" calcext:value-type="float">
            <text:p>11.787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.9026" calcext:value-type="float">
            <text:p>10.902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.5556" calcext:value-type="float">
            <text:p>10.555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.9602" calcext:value-type="float">
            <text:p>10.960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.151" calcext:value-type="float">
            <text:p>10.15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.037" calcext:value-type="float">
            <text:p>11.03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.7872" calcext:value-type="float">
            <text:p>11.787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.1726" calcext:value-type="float">
            <text:p>12.172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2.2878" calcext:value-type="float">
            <text:p>12.287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2.1534" calcext:value-type="float">
            <text:p>12.153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.5376" calcext:value-type="float">
            <text:p>11.537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.6144" calcext:value-type="float">
            <text:p>11.614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.133" calcext:value-type="float">
            <text:p>11.13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.325" calcext:value-type="float">
            <text:p>11.32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.768" calcext:value-type="float">
            <text:p>11.76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.8256" calcext:value-type="float">
            <text:p>11.825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.4416" calcext:value-type="float">
            <text:p>11.44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.4224" calcext:value-type="float">
            <text:p>11.422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1.8832" calcext:value-type="float">
            <text:p>11.883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1.325" calcext:value-type="float">
            <text:p>11.32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.7668" calcext:value-type="float">
            <text:p>10.766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.2278" calcext:value-type="float">
            <text:p>10.227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228" calcext:value-type="float">
            <text:p>9.22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9578" calcext:value-type="float">
            <text:p>8.957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7272" calcext:value-type="float">
            <text:p>9.727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8822" calcext:value-type="float">
            <text:p>9.88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.1918" calcext:value-type="float">
            <text:p>12.19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.9794" calcext:value-type="float">
            <text:p>10.97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.498" calcext:value-type="float">
            <text:p>10.4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498" calcext:value-type="float">
            <text:p>10.4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.0358" calcext:value-type="float">
            <text:p>10.035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.3828" calcext:value-type="float">
            <text:p>10.382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.5748" calcext:value-type="float">
            <text:p>10.574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1.4992" calcext:value-type="float">
            <text:p>11.499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.5364" calcext:value-type="float">
            <text:p>10.536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9974" calcext:value-type="float">
            <text:p>9.997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8822" calcext:value-type="float">
            <text:p>9.882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9014" calcext:value-type="float">
            <text:p>9.901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.5364" calcext:value-type="float">
            <text:p>10.536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.5364" calcext:value-type="float">
            <text:p>10.53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.2098" calcext:value-type="float">
            <text:p>11.209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.3636" calcext:value-type="float">
            <text:p>10.363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228" calcext:value-type="float">
            <text:p>9.22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.9194" calcext:value-type="float">
            <text:p>8.919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1.0946" calcext:value-type="float">
            <text:p>11.094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1.923" calcext:value-type="float">
            <text:p>11.9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.9986" calcext:value-type="float">
            <text:p>10.998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.5748" calcext:value-type="float">
            <text:p>10.574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767" calcext:value-type="float">
            <text:p>9.76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.384" calcext:value-type="float">
            <text:p>11.38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.3058" calcext:value-type="float">
            <text:p>11.305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.9602" calcext:value-type="float">
            <text:p>10.960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.9218" calcext:value-type="float">
            <text:p>10.92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.4404" calcext:value-type="float">
            <text:p>10.440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.9986" calcext:value-type="float">
            <text:p>10.998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.4212" calcext:value-type="float">
            <text:p>10.421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.0754" calcext:value-type="float">
            <text:p>11.075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.6132" calcext:value-type="float">
            <text:p>10.613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.786" calcext:value-type="float">
            <text:p>10.78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.6708" calcext:value-type="float">
            <text:p>10.670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.8052" calcext:value-type="float">
            <text:p>10.805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.1522" calcext:value-type="float">
            <text:p>11.152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.229" calcext:value-type="float">
            <text:p>11.22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.5184" calcext:value-type="float">
            <text:p>11.518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.9794" calcext:value-type="float">
            <text:p>10.979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.5748" calcext:value-type="float">
            <text:p>10.574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.3444" calcext:value-type="float">
            <text:p>10.344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.8244" calcext:value-type="float">
            <text:p>10.824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.0562" calcext:value-type="float">
            <text:p>11.056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.1522" calcext:value-type="float">
            <text:p>11.152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.8064" calcext:value-type="float">
            <text:p>11.806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.2482" calcext:value-type="float">
            <text:p>11.248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.9614" calcext:value-type="float">
            <text:p>11.961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2.1342" calcext:value-type="float">
            <text:p>12.134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.7872" calcext:value-type="float">
            <text:p>11.787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.9218" calcext:value-type="float">
            <text:p>10.92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.6336" calcext:value-type="float">
            <text:p>11.633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.6336" calcext:value-type="float">
            <text:p>11.633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.6144" calcext:value-type="float">
            <text:p>11.614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2.3262" calcext:value-type="float">
            <text:p>12.326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.384" calcext:value-type="float">
            <text:p>11.38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.863" calcext:value-type="float">
            <text:p>9.86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.845" calcext:value-type="float">
            <text:p>10.84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.402" calcext:value-type="float">
            <text:p>10.40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.306" calcext:value-type="float">
            <text:p>10.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1142" meta:object-count="0"/>
    <meta:generator>LibreOffice/6.4.2.2$Linux_X86_64 LibreOffice_project/470efa65018866d4eccd0320fc85de07297c8d71</meta:generator>
  </office:meta>
</office:document-meta>
</file>